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zymon Witamborski, santamon@gmail.com</text:p>
      <text:p text:style-name="Standard"/>
      <text:p text:style-name="Standard">Do opracowania wyników posłużyłem się trzema tekstami polskimi (Dziady, cz. III, Pan Tadeusz i Hamlet) i trzema angielskimi (Othello, Hamlet i Julius Cesar). Pliki zostały dołączone do opracowania. Polskie dokumenty są 2 kodowaniach: cp-1250 (*_windows.txt) i UTF-8 (*_utf8.txt).</text:p>
      <text:p text:style-name="Standard">Pliki *_windows.txt powinny być czytelne w programie WordPad i w dołączonym programie.</text:p>
      <text:p text:style-name="Standard">Zestawienie wyników znajduje się w pliku Zestawienie.ods (+ pdf).</text:p>
      <text:p text:style-name="Standard"/>
      <text:p text:style-name="Standard">Oryginalnie program koduje tekst jako jawne jedynki i zera (Braille) oraz kropki, kreski i spacje (Morse). Można jednak skompresować pliki w następujący sposób:</text:p>
      <text:list xml:id="list1997294930" text:style-name="L1">
        <text:list-item>
          <text:p text:style-name="P1">Braille: potraktowanie wyniku jako ciąg bitów, wtedy objętość możemy podzielić przez 8.</text:p>
        </text:list-item>
        <text:list-item>
          <text:p text:style-name="P1">Morse: kropkę, kreskę i spację można zapisać na 2 bitach, wtedy w jednym bajcie możemy umieścić 4 znaki.</text:p>
        </text:list-item>
      </text:list>
      <text:p text:style-name="Standard">W obu przypadkach trzeba jeszcze wyciągnąć sufit. Zestawienie przedstawia przeliczone wartości w kolumnach „Z Poprawką”.</text:p>
      <text:p text:style-name="Standard"/>
      <text:p text:style-name="Standard">W ostatnich kolumnach przedstawiony jest stosunek objętości przetworzonego pliku do oryginału. Można z tego wywnioskować, że Stosowanie Braille'a miałoby sens tylko jeśli potrzebujemy rozróżniać wielkie i małe litery. Nawet zmiejszenie wszystkich liter nie poprawia o wiele sytuacji (średnio ubywa 0,43 bajtów na znak oryginalny). Można powiedzieć, że Morse zajmuje 2 razy mniej miejsca.</text:p>
      <text:p text:style-name="Standard"/>
      <text:p text:style-name="Standard">Jeśli chodzi o różnice językowe, to okazuje się, że polskie teskty lepiej wypadają w Braille'u od angielskich niż w Morse'ie (polskie mają niższy współczynnik objętości na oryginalny znak w Braille'u a wyższy w Morse'ie). Jest to spowodowane na pewno optymalizacją kodu Morse'a pod względem częstości występowania znaków w języku angielskim i stałą długością znaku w kodzie Braille'a.</text:p>
      <text:p text:style-name="Standard"/>
      <text:p text:style-name="Standard">Nie zmienia to faktu, że w każdym przypadku Morse wypada lepiej. Użycie kodu Braille'a można usprawiedliwiać tylko potrzebą rożróżnienia wielkich i małych li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zymon Witamborski</meta:initial-creator>
    <meta:creation-date>2010-03-12T22:07:08</meta:creation-date>
    <meta:generator>OpenOffice.org/3.2$Linux OpenOffice.org_project/320m12$Build-9483</meta:generator>
    <dc:date>2010-03-12T23:45:13</dc:date>
    <dc:creator>Szymon Witamborski</dc:creator>
    <meta:editing-duration>PT01H38M05S</meta:editing-duration>
    <meta:editing-cycles>8</meta:editing-cycles>
    <meta:document-statistic meta:table-count="0" meta:image-count="0" meta:object-count="0" meta:page-count="1" meta:paragraph-count="11" meta:word-count="266" meta:character-count="1873"/>
  </office:meta>
</office:document-meta>
</file>